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B0872F5439C21805D2.png" manifest:media-type="image/png"/>
  <manifest:file-entry manifest:full-path="Pictures/10000000000003DC00000350DDE2FAAFC7F30FD4.png" manifest:media-type="image/png"/>
  <manifest:file-entry manifest:full-path="Pictures/1000000000000641000003A68951EDAC762A4FE4.png" manifest:media-type="image/png"/>
  <manifest:file-entry manifest:full-path="Pictures/1000000000000262000000EA2A339CF3B38246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1cm" draw:shadow-offset-y="0.051cm" draw:shadow-color="#3465a4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66" loext:opacity="100%" loext:color-lum-mod="100%" loext:color-lum-off="0%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6.999cm" svg:height="6.999cm" svg:x="21cm" svg:y="7.75cm">
          <draw:image xlink:href="Pictures/10000001000004B0000004B0872F5439C21805D2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sh</text:p>
            <text:p text:style-name="P1">Library</text:p>
          </draw:image>
        </draw:frame>
        <draw:frame draw:style-name="gr1" draw:text-style-name="P1" xml:id="id3" draw:id="id3" draw:layer="layout" svg:width="6.481cm" svg:height="5.562cm" svg:x="13cm" svg:y="13.188cm">
          <draw:image xlink:href="Pictures/10000000000003DC00000350DDE2FAAFC7F30FD4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Python library</text:p>
          </draw:image>
        </draw:frame>
        <draw:g draw:name="data-store" xml:id="id4" draw:id="id4">
          <draw:path draw:style-name="gr2" draw:text-style-name="P3" draw:layer="layout" svg:width="8.499cm" svg:height="5.999cm" svg:x="1cm" svg:y="12.25cm" svg:viewBox="0 0 8500 6000" svg:d="M0 848v4312c0 464 1899 840 4250 840 2346 0 4250-376 4250-840v-4312c0-468-1904-848-4250-848-2351 0-4250 380-4250 848z">
            <text:p/>
          </draw:path>
          <draw:path draw:style-name="gr3" draw:text-style-name="P4" draw:layer="layout" svg:width="8.499cm" svg:height="1.515cm" svg:x="1cm" svg:y="13.25cm" svg:viewBox="0 0 8500 1516" svg:d="M0 0c0 424 1899 760 4250 760 2346 0 4250-336 4250-760M0 384c0 416 1899 752 4250 752 2346 0 4250-336 4250-752M0 760c0 420 1899 756 4250 756 2346 0 4250-336 4250-756">
            <text:p/>
          </draw:path>
        </draw:g>
        <draw:frame draw:style-name="gr4" draw:text-style-name="P1" xml:id="id1" draw:id="id1" draw:layer="layout" svg:width="17cm" svg:height="9.917cm" svg:x="1cm" svg:y="1cm">
          <draw:image xlink:href="Pictures/1000000000000641000003A68951EDAC762A4FE4.png" xlink:type="simple" xlink:show="embed" xlink:actuate="onLoad" draw:mime-type="image/png">
            <text:p/>
          </draw:image>
        </draw:frame>
        <draw:connector draw:style-name="gr5" draw:text-style-name="P5" draw:layer="layout" draw:type="line" svg:x1="18cm" svg:y1="5.958cm" svg:x2="24.499cm" svg:y2="7.75cm" draw:start-shape="id1" draw:start-glue-point="1" draw:end-shape="id2" draw:end-glue-point="0" svg:d="M18000 5958l6499 1792" svg:viewBox="0 0 6500 1793">
          <text:p/>
        </draw:connector>
        <draw:connector draw:style-name="gr5" draw:text-style-name="P5" draw:layer="layout" draw:type="line" svg:x1="24.499cm" svg:y1="14.749cm" svg:x2="19.481cm" svg:y2="15.969cm" draw:start-shape="id2" draw:start-glue-point="2" draw:end-shape="id3" draw:end-glue-point="1" svg:d="M24499 14749l-5018 1220" svg:viewBox="0 0 5019 1221">
          <text:p/>
        </draw:connector>
        <draw:connector draw:style-name="gr5" draw:text-style-name="P5" draw:layer="layout" draw:type="line" svg:x1="13cm" svg:y1="15.969cm" svg:x2="9.5cm" svg:y2="15.25cm" draw:start-shape="id3" draw:start-glue-point="3" draw:end-shape="id4" draw:end-glue-point="1" svg:d="M13000 15969l-3500-719" svg:viewBox="0 0 3501 720">
          <text:p/>
        </draw:connector>
        <draw:frame draw:style-name="gr1" draw:text-style-name="P1" draw:layer="layout" svg:width="6.362cm" svg:height="2.44cm" svg:x="1.75cm" svg:y="15.25cm">
          <draw:image xlink:href="Pictures/1000000000000262000000EA2A339CF3B382467C.png" xlink:type="simple" xlink:show="embed" xlink:actuate="onLoad" draw:mime-type="image/png">
            <text:p text:style-name="P1"><text:s text:c="18"/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4T11:42:50.556000000</meta:creation-date>
    <dc:date>2023-09-04T15:48:54.197000000</dc:date>
    <meta:editing-duration>PT4H6M5S</meta:editing-duration>
    <meta:editing-cycles>1</meta:editing-cycles>
    <meta:document-statistic meta:object-count="10"/>
    <meta:generator>LibreOffice/7.5.3.2$Windows_x86 LibreOffice_project/9f56dff12ba03b9acd7730a5a481eea045e468f3</meta:generator>
  </office:meta>
</office:document-meta>
</file>